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2pt" officeooo:rsid="00206aa8" officeooo:paragraph-rsid="00206aa8" style:font-size-asian="32pt" style:font-size-complex="32pt"/>
    </style:style>
    <style:style style:name="P2" style:family="paragraph" style:parent-style-name="Standard">
      <style:text-properties fo:font-size="24pt" officeooo:rsid="00206aa8" officeooo:paragraph-rsid="00206aa8" style:font-size-asian="24pt" style:font-size-complex="24pt"/>
    </style:style>
    <style:style style:name="P3" style:family="paragraph" style:parent-style-name="Standard">
      <style:text-properties fo:font-size="22pt" officeooo:rsid="00206aa8" officeooo:paragraph-rsid="00206aa8" style:font-size-asian="22pt" style:font-size-complex="22pt"/>
    </style:style>
    <style:style style:name="P4" style:family="paragraph" style:parent-style-name="Standard">
      <style:text-properties fo:font-size="24pt" officeooo:rsid="00206aa8" officeooo:paragraph-rsid="00206aa8" style:font-size-asian="21pt" style:font-size-complex="24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2a50f3"/>
    </style:style>
    <style:style style:name="P7" style:family="paragraph" style:parent-style-name="Text_20_body" style:list-style-name="L1">
      <style:text-properties officeooo:paragraph-rsid="003a70f8"/>
    </style:style>
    <style:style style:name="P8" style:family="paragraph" style:parent-style-name="Text_20_body" style:list-style-name="L1">
      <style:text-properties officeooo:paragraph-rsid="002b5034"/>
    </style:style>
    <style:style style:name="P9" style:family="paragraph" style:parent-style-name="Text_20_body" style:list-style-name="L1">
      <style:text-properties officeooo:paragraph-rsid="0034ed23"/>
    </style:style>
    <style:style style:name="P10" style:family="paragraph" style:parent-style-name="Text_20_body">
      <style:text-properties officeooo:rsid="0034ed23" officeooo:paragraph-rsid="0034ed23"/>
    </style:style>
    <style:style style:name="P11" style:family="paragraph" style:parent-style-name="Text_20_body">
      <style:text-properties officeooo:rsid="0034ed23" officeooo:paragraph-rsid="0036ebff"/>
    </style:style>
    <style:style style:name="P12" style:family="paragraph" style:parent-style-name="Text_20_body" style:list-style-name="L1">
      <style:text-properties officeooo:rsid="002c0879" officeooo:paragraph-rsid="0034ed23"/>
    </style:style>
    <style:style style:name="P13" style:family="paragraph" style:parent-style-name="Text_20_body">
      <style:text-properties officeooo:rsid="002c0879" officeooo:paragraph-rsid="002c0879"/>
    </style:style>
    <style:style style:name="P14" style:family="paragraph" style:parent-style-name="Text_20_body" style:list-style-name="L1">
      <style:text-properties officeooo:rsid="002c82b1" officeooo:paragraph-rsid="003a70f8"/>
    </style:style>
    <style:style style:name="P15" style:family="paragraph" style:parent-style-name="Text_20_body" style:list-style-name="L1">
      <style:text-properties officeooo:rsid="002c82b1" officeooo:paragraph-rsid="002f1bee"/>
    </style:style>
    <style:style style:name="P16" style:family="paragraph" style:parent-style-name="Text_20_body" style:list-style-name="L1">
      <style:text-properties officeooo:rsid="002f1bee" officeooo:paragraph-rsid="00301592"/>
    </style:style>
    <style:style style:name="P17" style:family="paragraph" style:parent-style-name="Text_20_body" style:list-style-name="L1">
      <style:text-properties fo:font-size="12pt" officeooo:rsid="00301592" officeooo:paragraph-rsid="00301592" style:font-size-asian="12pt" style:font-size-complex="12pt"/>
    </style:style>
    <style:style style:name="P18" style:family="paragraph" style:parent-style-name="Text_20_body">
      <style:text-properties fo:font-size="12pt" officeooo:rsid="00301592" officeooo:paragraph-rsid="00301592" style:font-size-asian="12pt" style:font-size-complex="12pt"/>
    </style:style>
    <style:style style:name="P19" style:family="paragraph" style:parent-style-name="Text_20_body">
      <style:text-properties fo:font-size="12pt" officeooo:rsid="00301592" officeooo:paragraph-rsid="003a70f8" style:font-size-asian="12pt" style:font-size-complex="12pt"/>
    </style:style>
    <style:style style:name="P20" style:family="paragraph" style:parent-style-name="Text_20_body">
      <style:text-properties fo:font-size="12pt" officeooo:rsid="00325d07" officeooo:paragraph-rsid="00325d07" style:font-size-asian="12pt" style:font-size-complex="12pt"/>
    </style:style>
    <style:style style:name="P21" style:family="paragraph" style:parent-style-name="Text_20_body">
      <style:text-properties fo:font-size="10pt" officeooo:rsid="002f1bee" officeooo:paragraph-rsid="002f1bee" style:font-size-asian="10pt" style:font-size-complex="10pt"/>
    </style:style>
    <style:style style:name="P22" style:family="paragraph" style:parent-style-name="Text_20_body" style:list-style-name="L1">
      <style:text-properties officeooo:rsid="002c0879" officeooo:paragraph-rsid="0032d703"/>
    </style:style>
    <style:style style:name="P23" style:family="paragraph" style:parent-style-name="Text_20_body" style:list-style-name="L1">
      <style:text-properties fo:font-size="12pt" officeooo:rsid="00301592" officeooo:paragraph-rsid="003bd60d" style:font-size-asian="12pt" style:font-size-complex="12pt"/>
    </style:style>
    <style:style style:name="P24" style:family="paragraph" style:parent-style-name="Text_20_body">
      <style:text-properties fo:color="#bf0041" loext:opacity="100%" fo:font-size="12pt" officeooo:rsid="00301592" officeooo:paragraph-rsid="0032d703" style:font-size-asian="12pt" style:font-size-complex="12pt"/>
    </style:style>
    <style:style style:name="P25" style:family="paragraph" style:parent-style-name="Text_20_body">
      <style:text-properties fo:color="#bf0041" loext:opacity="100%" fo:font-size="12pt" officeooo:rsid="00301592" officeooo:paragraph-rsid="003bd60d" style:font-size-asian="12pt" style:font-size-complex="12pt"/>
    </style:style>
    <style:style style:name="P26" style:family="paragraph" style:parent-style-name="Text_20_body">
      <style:text-properties fo:font-size="12pt" officeooo:rsid="00325d07" officeooo:paragraph-rsid="0032d703" style:font-size-asian="12pt" style:font-size-complex="12pt"/>
    </style:style>
    <style:style style:name="P27" style:family="paragraph" style:parent-style-name="Text_20_body">
      <style:text-properties officeooo:rsid="0032d703" officeooo:paragraph-rsid="0032d703"/>
    </style:style>
    <style:style style:name="P28" style:family="paragraph" style:parent-style-name="Text_20_body" style:list-style-name="L2">
      <style:text-properties officeooo:paragraph-rsid="0036ebff"/>
    </style:style>
    <style:style style:name="P29" style:family="paragraph" style:parent-style-name="Text_20_body" style:list-style-name="L2">
      <style:text-properties officeooo:rsid="0036ebff" officeooo:paragraph-rsid="003bd60d"/>
    </style:style>
    <style:style style:name="P30" style:family="paragraph" style:parent-style-name="Text_20_body" style:list-style-name="L2">
      <style:text-properties fo:color="#158466" loext:opacity="100%" officeooo:rsid="0036ebff" officeooo:paragraph-rsid="003bd60d"/>
    </style:style>
    <style:style style:name="P31" style:family="paragraph" style:parent-style-name="Text_20_body" style:list-style-name="L2">
      <style:text-properties fo:color="#000000" loext:opacity="100%" officeooo:rsid="0036ebff" officeooo:paragraph-rsid="003bd60d"/>
    </style:style>
    <style:style style:name="P32" style:family="paragraph" style:parent-style-name="Text_20_body" style:list-style-name="L2">
      <style:text-properties fo:color="#000000" loext:opacity="100%" officeooo:rsid="0036ebff" officeooo:paragraph-rsid="0036ebff"/>
    </style:style>
    <style:style style:name="P33" style:family="paragraph" style:parent-style-name="Text_20_body">
      <style:text-properties fo:color="#000000" loext:opacity="100%" officeooo:rsid="0036ebff" officeooo:paragraph-rsid="0036ebff"/>
    </style:style>
    <style:style style:name="T1" style:family="text">
      <style:text-properties officeooo:rsid="002889ae"/>
    </style:style>
    <style:style style:name="T2" style:family="text">
      <style:text-properties officeooo:rsid="002194cc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194cc"/>
    </style:style>
    <style:style style:name="T5" style:family="text">
      <style:text-properties officeooo:rsid="002247ea"/>
    </style:style>
    <style:style style:name="T6" style:family="text">
      <style:text-properties officeooo:rsid="002a50f3"/>
    </style:style>
    <style:style style:name="T7" style:family="text">
      <style:text-properties officeooo:rsid="0036ebff"/>
    </style:style>
    <style:style style:name="T8" style:family="text">
      <style:text-properties officeooo:rsid="0024b97f"/>
    </style:style>
    <style:style style:name="T9" style:family="text">
      <style:text-properties fo:color="#2a6099" loext:opacity="100%" officeooo:rsid="0024b97f"/>
    </style:style>
    <style:style style:name="T10" style:family="text">
      <style:text-properties officeooo:rsid="003a70f8"/>
    </style:style>
    <style:style style:name="T11" style:family="text">
      <style:text-properties fo:color="#2a6099" loext:opacity="100%"/>
    </style:style>
    <style:style style:name="T12" style:family="text">
      <style:text-properties fo:color="#ffbf00" loext:opacity="100%"/>
    </style:style>
    <style:style style:name="T13" style:family="text">
      <style:text-properties officeooo:rsid="00268425"/>
    </style:style>
    <style:style style:name="T14" style:family="text">
      <style:text-properties fo:color="#ffbf00" loext:opacity="100%" officeooo:rsid="00268425"/>
    </style:style>
    <style:style style:name="T15" style:family="text">
      <style:text-properties fo:color="#ff4000" loext:opacity="100%" officeooo:rsid="003a70f8"/>
    </style:style>
    <style:style style:name="T16" style:family="text">
      <style:text-properties fo:color="#ff0000" loext:opacity="100%" officeooo:rsid="003a70f8"/>
    </style:style>
    <style:style style:name="T17" style:family="text">
      <style:text-properties fo:color="#ff0000" loext:opacity="100%" officeooo:rsid="0034ed23"/>
    </style:style>
    <style:style style:name="T18" style:family="text">
      <style:text-properties officeooo:rsid="0034ed23"/>
    </style:style>
    <style:style style:name="T19" style:family="text">
      <style:text-properties fo:color="#158466" loext:opacity="100%"/>
    </style:style>
    <style:style style:name="T20" style:family="text">
      <style:text-properties fo:color="#158466" loext:opacity="100%" officeooo:rsid="00271354"/>
    </style:style>
    <style:style style:name="T21" style:family="text">
      <style:text-properties officeooo:rsid="002b5034"/>
    </style:style>
    <style:style style:name="T22" style:family="text">
      <style:text-properties fo:color="#650953" loext:opacity="100%"/>
    </style:style>
    <style:style style:name="T23" style:family="text">
      <style:text-properties fo:color="#ff0000" loext:opacity="100%" officeooo:rsid="0024b97f"/>
    </style:style>
    <style:style style:name="T24" style:family="text">
      <style:text-properties fo:color="#000000" loext:opacity="100%" fo:font-size="12pt" fo:font-weight="normal" officeooo:rsid="002b5034" style:font-size-asian="12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268425" style:font-size-asian="12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2a50f3" style:font-size-asian="12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officeooo:rsid="00271354" style:font-size-asian="12pt" style:font-weight-asian="normal" style:font-size-complex="12pt" style:font-weight-complex="normal"/>
    </style:style>
    <style:style style:name="T28" style:family="text">
      <style:text-properties officeooo:rsid="003691b9"/>
    </style:style>
    <style:style style:name="T29" style:family="text">
      <style:text-properties officeooo:rsid="002c82b1"/>
    </style:style>
    <style:style style:name="T30" style:family="text">
      <style:text-properties officeooo:rsid="0032d703"/>
    </style:style>
    <style:style style:name="T31" style:family="text">
      <style:text-properties fo:color="#ff0000" loext:opacity="100%" officeooo:rsid="0032d703"/>
    </style:style>
    <style:style style:name="T32" style:family="text">
      <style:text-properties fo:color="#000000" loext:opacity="100%" officeooo:rsid="0034ed23"/>
    </style:style>
    <style:style style:name="T33" style:family="text">
      <style:text-properties fo:color="#000000" loext:opacity="100%"/>
    </style:style>
    <style:style style:name="T34" style:family="text">
      <style:text-properties officeooo:rsid="002f1bee"/>
    </style:style>
    <style:style style:name="T35" style:family="text">
      <style:text-properties officeooo:rsid="002de17b"/>
    </style:style>
    <style:style style:name="T36" style:family="text">
      <style:text-properties fo:color="#ffbf00" loext:opacity="100%" officeooo:rsid="002de17b"/>
    </style:style>
    <style:style style:name="T37" style:family="text">
      <style:text-properties fo:color="#650953" loext:opacity="100%" officeooo:rsid="002de17b"/>
    </style:style>
    <style:style style:name="T38" style:family="text">
      <style:text-properties fo:color="#000000" loext:opacity="100%" officeooo:rsid="002f1bee"/>
    </style:style>
    <style:style style:name="T39" style:family="text">
      <style:text-properties fo:color="#000000" loext:opacity="100%" officeooo:rsid="002de17b"/>
    </style:style>
    <style:style style:name="T40" style:family="text">
      <style:text-properties fo:color="#000000" loext:opacity="100%" officeooo:rsid="003a70f8"/>
    </style:style>
    <style:style style:name="T41" style:family="text">
      <style:text-properties officeooo:rsid="00301592"/>
    </style:style>
    <style:style style:name="T42" style:family="text">
      <style:text-properties fo:font-size="12pt" officeooo:rsid="00301592" style:font-size-asian="12pt" style:font-size-complex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2a6099" loext:opacity="100%" officeooo:rsid="003a70f8"/>
    </style:style>
    <style:style style:name="T45" style:family="text">
      <style:text-properties fo:color="#bf0041" loext:opacity="100%" officeooo:rsid="002f1bee"/>
    </style:style>
    <style:style style:name="T46" style:family="text">
      <style:text-properties fo:color="#bf0041" loext:opacity="100%"/>
    </style:style>
    <style:style style:name="T47" style:family="text">
      <style:text-properties fo:font-size="10pt" officeooo:rsid="002f1bee" style:font-size-asian="10pt" style:font-size-complex="10pt"/>
    </style:style>
    <style:style style:name="T48" style:family="text">
      <style:text-properties fo:color="#bf0041" loext:opacity="100%" fo:font-size="10pt" officeooo:rsid="002f1bee" style:font-size-asian="10pt" style:font-size-complex="10pt"/>
    </style:style>
    <style:style style:name="T49" style:family="text">
      <style:text-properties fo:color="#bf0041" loext:opacity="100%" officeooo:rsid="00303942"/>
    </style:style>
    <style:style style:name="T50" style:family="text">
      <style:text-properties fo:font-size="12pt" officeooo:rsid="002f1bee" style:font-size-asian="12pt" style:font-size-complex="12pt"/>
    </style:style>
    <style:style style:name="T51" style:family="text">
      <style:text-properties officeooo:rsid="003bd60d"/>
    </style:style>
    <style:style style:name="T52" style:family="text">
      <style:text-properties fo:color="#2a6099" loext:opacity="100%" officeooo:rsid="003bd60d"/>
    </style:style>
    <style:style style:name="T53" style:family="text">
      <style:text-properties fo:color="#ff8000" loext:opacity="100%" officeooo:rsid="003bd60d"/>
    </style:style>
    <style:style style:name="T54" style:family="text">
      <style:text-properties fo:color="#81d41a" loext:opacity="100%" officeooo:rsid="002c0879"/>
    </style:style>
    <style:style style:name="T55" style:family="text">
      <style:text-properties fo:color="#bf0041" loext:opacity="100%" officeooo:rsid="0032d703"/>
    </style:style>
    <style:style style:name="T56" style:family="text">
      <style:text-properties fo:color="#000000" loext:opacity="100%" fo:font-size="10pt" officeooo:rsid="002f1bee" style:font-size-asian="10pt" style:font-size-complex="10pt"/>
    </style:style>
    <style:style style:name="T57" style:family="text">
      <style:text-properties fo:color="#000000" loext:opacity="100%" officeooo:rsid="003bd60d"/>
    </style:style>
    <style:style style:name="T58" style:family="text">
      <style:text-properties officeooo:rsid="00303942"/>
    </style:style>
    <style:style style:name="T59" style:family="text">
      <style:text-properties fo:color="#81d41a" loext:opacity="100%"/>
    </style:style>
    <style:style style:name="T60" style:family="text">
      <style:text-properties fo:color="#ff8000" loext:opacity="100%" officeooo:rsid="002c0879"/>
    </style:style>
    <style:style style:name="T61" style:family="text">
      <style:text-properties fo:color="#ff8000" loext:opacity="100%"/>
    </style:style>
    <style:style style:name="T62" style:family="text">
      <style:text-properties fo:color="#000000" loext:opacity="100%" officeooo:rsid="002a50f3"/>
    </style:style>
    <style:style style:name="T63" style:family="text">
      <style:text-properties fo:color="#000000" loext:opacity="100%" officeooo:rsid="0024b97f"/>
    </style:style>
    <style:style style:name="T64" style:family="text">
      <style:text-properties fo:color="#000000" loext:opacity="100%" officeooo:rsid="002194cc"/>
    </style:style>
    <style:style style:name="T65" style:family="text">
      <style:text-properties fo:color="#000000" loext:opacity="100%" officeooo:rsid="0036ebff"/>
    </style:style>
    <style:style style:name="T66" style:family="text">
      <style:text-properties officeooo:rsid="00271354"/>
    </style:style>
    <style:style style:name="T67" style:family="text">
      <style:text-properties officeooo:rsid="0037e19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Réalisations</text:p>
      <text:p text:style-name="P1"/>
      <text:h text:style-name="Heading_20_1" text:outline-level="1">Modifier la vignette <text:span text:style-name="T1">associée à un domaine</text:span></text:h>
      <text:p text:style-name="P2"/>
      <text:p text:style-name="Text_20_body">vous devez :</text:p>
      <text:p text:style-name="Text_20_body"/>
      <text:p text:style-name="Text_20_body">- <text:span text:style-name="T2">aller dans «</text:span>assets\Realisations\[<text:span text:style-name="T3">choisi</text:span><text:span text:style-name="T4">r le domaine ou il faut modifier la vignette </text:span><text:span text:style-name="T2">]»</text:span></text:p>
      <text:p text:style-name="Text_20_body"/>
      <text:p text:style-name="Text_20_body">- <text:span text:style-name="T2">remplacer la vignette </text:span><text:span text:style-name="T5">p</text:span><text:span text:style-name="T2">a</text:span><text:span text:style-name="T5">r</text:span><text:span text:style-name="T2"> celle voulue (! bien appeler le fichier «VignettePrincipale» </text:span><text:span text:style-name="T5">et l’image doit </text:span><text:span text:style-name="T6">être</text:span><text:span text:style-name="T5"> en png)</text:span></text:p>
      <text:p text:style-name="P3"/>
      <text:p text:style-name="P4"/>
      <text:h text:style-name="Heading_20_1" text:outline-level="1">Ajouter un domaine <text:span text:style-name="T7">et tous les autre fichiers</text:span></text:h>
      <text:p text:style-name="P4"/>
      <text:p text:style-name="Text_20_body"><text:span text:style-name="T6">Suivre les étapes dans l’ordre indiqué</text:span> :</text:p>
      <text:p text:style-name="Text_20_body"/>
      <text:list text:style-name="L1">
        <text:list-item>
          <text:p text:style-name="P5"><text:span text:style-name="T6">C</text:span><text:span text:style-name="T8">opier le dossier «</text:span><text:span text:style-name="T9">Nom_Domaine_Template</text:span><text:span text:style-name="T8">» dan</text:span><text:span text:style-name="T2">s «Documentations\réalisations</text:span>\» <text:span text:style-name="T10">et coller le dans «assets\Realisations»</text:span></text:p>
          <text:p text:style-name="P5"/>
        </text:list-item>
        <text:list-item>
          <text:p text:style-name="P5"><text:span text:style-name="T6">M</text:span>odifier le nom du dossier «<text:span text:style-name="T11">Nom_Domaine_Template</text:span>» <text:span text:style-name="T12">par le nom de domaine</text:span> <text:span text:style-name="T10">que vous </text:span>voulez ( <text:span text:style-name="T3">! il faut mettre des «_» a la place des espaces</text:span><text:span text:style-name="T13">)</text:span></text:p>
          <text:p text:style-name="P5"/>
          <text:p text:style-name="P6"><text:span text:style-name="T6">L</text:span>a suite sera avec le nom <text:span text:style-name="T12">Test_Nom_De_Domaine </text:span>pour vous montrer</text:p>
          <text:p text:style-name="P5"/>
        </text:list-item>
        <text:list-item>
          <text:p text:style-name="P6"><text:span text:style-name="T6">M</text:span><text:span text:style-name="T13">odifier l’image «VignettePrincipale.png» du dosssier de </text:span><text:span text:style-name="T14">Test_Nom_De_Domaine</text:span><text:span text:style-name="T13"> : </text:span></text:p>
          <text:p text:style-name="P7">«assets\Realisations\<text:span text:style-name="T12">Test_Nom_De_Domaine</text:span>\VignettePrincipale.png» <text:span text:style-name="T10">(</text:span><text:span text:style-name="T15"> </text:span><text:span text:style-name="T16">! </text:span><text:span text:style-name="T17">extention png ou jpg</text:span><text:span text:style-name="T18">)</text:span></text:p>
          <text:p text:style-name="P5"/>
        </text:list-item>
        <text:list-item>
          <text:p text:style-name="P5"><text:span text:style-name="T6">A</text:span>lle<text:span text:style-name="T6">r</text:span> dans le dossier «Produits» (ne pas modifier le nom) : <text:span text:style-name="T19">«assets\Realisations\</text:span><text:span text:style-name="T20">Test_Nom_De_Domaine</text:span><text:span text:style-name="T19">\Produits»</text:span></text:p>
          <text:p text:style-name="P5"><text:soft-page-break/></text:p>
        </text:list-item>
        <text:list-item>
          <text:p text:style-name="P5"><text:span text:style-name="T21">R</text:span>enom<text:span text:style-name="T21">m</text:span>er «<text:span text:style-name="T11">Nom_Projet_Template</text:span>» par le <text:span text:style-name="T22">nom de votre projet</text:span> <text:span text:style-name="T8">( </text:span><text:span text:style-name="T23">! il faut mettre des «_» a la place des espaces</text:span>)</text:p>
          <text:p text:style-name="P5"/>
          <text:p text:style-name="P8"><text:span text:style-name="T21">L</text:span>a suite sera avec le nom <text:span text:style-name="T22">Test_Nom_De_Projet</text:span> pour vous montrer </text:p>
          <text:p text:style-name="P5"/>
        </text:list-item>
        <text:list-item>
          <text:p text:style-name="P5"><text:span text:style-name="T24">A</text:span><text:span text:style-name="T25">lle</text:span><text:span text:style-name="T26">r</text:span><text:span text:style-name="T25"> dans le dossier </text:span><text:span text:style-name="T27">que vous vener de renom</text:span><text:span text:style-name="T24">m</text:span><text:span text:style-name="T27">er</text:span></text:p>
          <text:p text:style-name="P5"/>
        </text:list-item>
        <text:list-item>
          <text:p text:style-name="P9"><text:span text:style-name="T21">M</text:span><text:span text:style-name="T1">odifier l’</text:span><text:span text:style-name="T18">image «VignettePrincipale» par celle voulue (!</text:span><text:span text:style-name="T17"> extention png ou jpg</text:span><text:span text:style-name="T18">), </text:span><text:span text:style-name="T28">elle correspond a l’image affichée pour le produit de la page produits</text:span></text:p>
        </text:list-item>
      </text:list>
      <text:p text:style-name="P10"/>
      <text:p text:style-name="P11"><text:tab/>Les images «après.png» et «avant.png» (<text:span text:style-name="T3">! ne pas modifier le nom de «après.png» et <text:tab/>«avant.png» et les laisser en png</text:span>) correspond au slider de la page présentation Produit <text:span text:style-name="T1">(ce <text:tab/>qui montre les 2 images avec la barre pour voir le avant après)</text:span></text:p>
      <text:p text:style-name="P11"/>
      <text:list text:continue-numbering="true" text:style-name="L1">
        <text:list-item>
          <text:p text:style-name="P5"><text:span text:style-name="T21">M</text:span><text:span text:style-name="T1">odifier l</text:span>es images «après.png» et «avant.png» <text:span text:style-name="T1">avec celles voulue</text:span><text:span text:style-name="T21">s</text:span></text:p>
        </text:list-item>
      </text:list>
      <text:p text:style-name="Text_20_body"/>
      <text:list text:continue-numbering="true" text:style-name="L1">
        <text:list-header>
          <text:p text:style-name="P12">Les images «chiffre-1» , «chiffre-2», «chiffre-2» et «chiffre-2» (extension posssible : jpg, jpeg, png, gif, webp, svg), <text:span text:style-name="T10">s</text:span><text:span text:style-name="T29">ont les </text:span><text:span text:style-name="T10">i</text:span><text:span text:style-name="T29">mages qui seront affichées sur la page Présentation Produit (les 4 images du bas) <text:s/></text:span><text:span text:style-name="T30">( </text:span><text:span text:style-name="T31">! si il y a plus d’images</text:span><text:span text:style-name="T30"> il y aura que les 4 premiere images d’affichées sans compter «après.png», «avant.png» </text:span><text:span text:style-name="T18">et «VignettePrincipale»</text:span><text:span text:style-name="T30">, </text:span><text:span text:style-name="T31">les autres ne servirons pas</text:span><text:span text:style-name="T30">) </text:span></text:p>
        </text:list-header>
      </text:list>
      <text:p text:style-name="P13"/>
      <text:list text:continue-numbering="true" text:style-name="L1">
        <text:list-item>
          <text:p text:style-name="P14">Modifier les images avec celles voulue les nom aussi ( <text:span text:style-name="T3">! les images apparaissent dans l’ordres de leurs apparitions donc alphabetiquement, les images «après» et «avant» </text:span><text:span text:style-name="T17">et «VignettePrincipale»</text:span><text:span text:style-name="T32"> </text:span><text:span text:style-name="T3">ne sont pas prise en compte </text:span><text:span text:style-name="T33">donc il faut au moins 4 image autre que «après», «avant» </text:span><text:span text:style-name="T32">et «VignettePrincipale»</text:span><text:span text:style-name="T33"> dans le dossier)</text:span></text:p>
        </text:list-item>
        <text:list-item>
          <text:p text:style-name="P15"><text:span text:style-name="T34">Modifier </text:span>le <text:span text:style-name="T10">nom du </text:span>fichier «legendes_Nom_Produit.json» <text:span text:style-name="T35">(assets\Realisations\</text:span><text:span text:style-name="T36">Test_Nom_De_Domaine</text:span><text:span text:style-name="T35">\Produits\</text:span><text:span text:style-name="T37">Test_Nom_De_Projet</text:span><text:span text:style-name="T38">\</text:span><text:span text:style-name="T33">legendes_Nom_Produit.json</text:span><text:span text:style-name="T39">) </text:span><text:span text:style-name="T38">avec le nom du produit (pas </text:span><text:span text:style-name="T40">obligé</text:span><text:span text:style-name="T38"> de mettre des «_»)</text:span></text:p>
        </text:list-item>
        <text:list-item>
          <text:p text:style-name="P15">Aller dans le fichier «legendes_Nom_Produit.json»</text:p>
          <text:p text:style-name="P16">Modifier <text:span text:style-name="T41">ce qui y a écrit e</text:span><text:span text:style-name="T42">ntre les «</text:span><text:span text:style-name="T43">"» </text:span></text:p>
          <text:p text:style-name="P17">sur la ligne ou se trouve <text:span text:style-name="T34">"title" </text:span><text:span text:style-name="T10">en dessous du </text:span><text:span text:style-name="T44">«header»</text:span><text:span text:style-name="T10"> </text:span>remplacer <text:s/><text:span text:style-name="T45">«Nom du produit» </text:span><text:span text:style-name="T46">par le Nom du produit </text:span><text:span text:style-name="T33">que vous avez mis avant </text:span><text:span text:style-name="T46">(ne pas mettre de « _ » utiliser des espace car c’est ce que va voir les utilisateurs)</text:span></text:p>
        </text:list-item>
      </text:list>
      <text:p text:style-name="P18"><text:tab/></text:p>
      <text:p text:style-name="P19"><text:soft-page-break/><text:tab/>sur la ligne ou se trouve <text:span text:style-name="T47">"description"</text:span><text:span text:style-name="T34"> </text:span><text:span text:style-name="T10">en dessous du </text:span><text:span text:style-name="T44">«header» </text:span>remplacer <text:s/><text:span text:style-name="T48">«Lorem ipsum dolor sit amet, consectetur adipiscing elit. Nullam a diam ut nunc fringilla venenatis. Aliquam.»</text:span><text:span text:style-name="T45"> </text:span><text:span text:style-name="T46">par </text:span><text:span text:style-name="T49">une phrases qui</text:span><text:span text:style-name="T46"> </text:span><text:span text:style-name="T49">ser</text:span><text:span text:style-name="T46">a affich</text:span><text:span text:style-name="T49">é sous le titre qui est </text:span><text:span text:style-name="T46"><text:s/></text:span><text:span text:style-name="T33">que vous avez mis avant </text:span><text:span text:style-name="T46">(ne pas mettre de « _ » utiliser des espace car c’est ce que va voir les utilisateurs)</text:span></text:p>
      <text:p text:style-name="P20">en couleurs ce qui y a modifier:</text:p>
      <text:p text:style-name="P21"><text:span text:style-name="T11">"header":</text:span> {</text:p>
      <text:p text:style-name="P21"><text:s text:c="8"/>"title": "<text:span text:style-name="T46">Nom du produit</text:span>",</text:p>
      <text:p text:style-name="P21"><text:s text:c="8"/>"description": "<text:span text:style-name="T46">Lorem ipsum dolor sit amet, consectetur adipiscing elit. Nullam a diam ut nunc fringilla venenatis. Aliquam.</text:span>​"</text:p>
      <text:p text:style-name="P21"><text:s text:c="4"/>},</text:p>
      <text:p text:style-name="P21"/>
      <text:list text:continue-numbering="true" text:style-name="L1">
        <text:list-item>
          <text:p text:style-name="P22"><text:s/><text:span text:style-name="T34">Modifier </text:span><text:span text:style-name="T41">ce qui y a écrit e</text:span><text:span text:style-name="T42">ntre les «</text:span><text:span text:style-name="T50">"» </text:span></text:p>
          <text:p text:style-name="P23">sur la ligne ou se trouve <text:span text:style-name="T34">"title" </text:span><text:span text:style-name="T10">en dessous d</text:span><text:span text:style-name="T51">e</text:span><text:span text:style-name="T10"> </text:span><text:span text:style-name="T44">«</text:span><text:span text:style-name="T52">image</text:span><text:span text:style-name="T44">» </text:span><text:span text:style-name="T53">suivie du numéro de l’image</text:span><text:span text:style-name="T44"> </text:span>remplacer <text:s/><text:span text:style-name="T38">«</text:span><text:span text:style-name="T54">Lorem ipsum dolor</text:span><text:span text:style-name="T38">»</text:span><text:span text:style-name="T45"> </text:span><text:span text:style-name="T46">par le </text:span><text:span text:style-name="T55">Titre qui sera affichées en haut de l’image</text:span><text:span text:style-name="T46"> (ne pas mettre de « _ » utiliser des espace car c’est ce que va voir les utilisateurs)</text:span></text:p>
        </text:list-item>
      </text:list>
      <text:p text:style-name="P24"/>
      <text:p text:style-name="P25"><text:span text:style-name="T33"><text:tab/>sur la ligne ou se trouve </text:span><text:span text:style-name="T56">"description"</text:span><text:span text:style-name="T38"> </text:span><text:span text:style-name="T40">en dessous d</text:span><text:span text:style-name="T57">e </text:span><text:span text:style-name="T44">«</text:span><text:span text:style-name="T52">image</text:span><text:span text:style-name="T44">» </text:span><text:span text:style-name="T52">suivie du numéro de l’image <text:tab/></text:span>remplacer <text:s/><text:span text:style-name="T47">«Lorem ipsum dolor sit amet, consectetur adipiscing elit. Nullam a diam ut nunc fringilla <text:tab/>venenatis. Aliquam.»</text:span><text:span text:style-name="T34"> </text:span>par <text:span text:style-name="T58">une </text:span><text:span text:style-name="T30">description</text:span><text:span text:style-name="T58">s qui</text:span> <text:span text:style-name="T58">ser</text:span>a affich<text:span text:style-name="T58">é sous le titre </text:span><text:span text:style-name="T30">de l’image </text:span><text:span text:style-name="T33"><text:s/></text:span>(ne pas <text:tab/>mettre de « _ » utiliser des espace car c’est ce que va voir les utilisateurs)</text:p>
      <text:p text:style-name="P24"/>
      <text:p text:style-name="P26">en couleurs ce qui y a modifier :</text:p>
      <text:p text:style-name="P13">"image1": {</text:p>
      <text:p text:style-name="P13"><text:s text:c="8"/>"title": "<text:span text:style-name="T59">Lorem ipsum dolor</text:span>",</text:p>
      <text:p text:style-name="P13"><text:s text:c="8"/>"description": "<text:span text:style-name="T59">Lorem ipsum dolor sit amet, consectetur adipiscing elit. Nullam a diam ut nunc fringilla venenatis. Aliquam.</text:span>"</text:p>
      <text:p text:style-name="P13"><text:s text:c="4"/>}</text:p>
      <text:p text:style-name="P13"/>
      <text:p text:style-name="P27">Faire pareil avec les autres blocs ( <text:span text:style-name="T60">image</text:span><text:span text:style-name="T61">2, <text:s/></text:span><text:span text:style-name="T60">image</text:span><text:span text:style-name="T61">3 et , </text:span><text:span text:style-name="T60">image</text:span><text:span text:style-name="T61">4</text:span>) en modifiant selon l’image choisie</text:p>
      <text:p text:style-name="P27">! le bloc l’image1 correspond a la premiere image qui apparaît dans le dossier <text:span text:style-name="T35">«assets\Realisations</text:span><text:span text:style-name="T36">\Test_Nom_De_Domain</text:span><text:span text:style-name="T35">e\Produits</text:span><text:span text:style-name="T37">\Test_Nom_De_Proje</text:span><text:span text:style-name="T38">t\» </text:span><text:span text:style-name="T33">il faut donc faire attention car les image sont dans l’ordre alphabetique</text:span></text:p>
      <text:p text:style-name="P13"/>
      <text:h text:style-name="Heading_20_1" text:outline-level="1">Ajouter <text:span text:style-name="T7">un produit a un domaine</text:span></text:h>
      <text:list text:style-name="L2">
        <text:list-item>
          <text:p text:style-name="P28"><text:span text:style-name="T62">C</text:span><text:span text:style-name="T63">opier le dossier «</text:span><text:span text:style-name="T9">Nom_Projet_Template</text:span><text:span text:style-name="T63">» </text:span><text:span text:style-name="T57">qui est </text:span><text:span text:style-name="T63">dan</text:span><text:span text:style-name="T64">s «\Documentations\réalisations\Nom_Domaine_Template\Produits</text:span><text:span text:style-name="T65">\</text:span><text:span text:style-name="T33">»</text:span></text:p>
        </text:list-item>
        <text:list-item>
          <text:p text:style-name="P29"><text:soft-page-break/>Coller le dans le dossier Produits <text:span text:style-name="T51">que vous voulez ici c’est dans le domaine </text:span><text:span text:style-name="T20">«Test_Nom_De_Domaine»</text:span></text:p>
          <text:p text:style-name="P30"><text:s/>(«assets\Realisations\<text:span text:style-name="T66">Test_Nom_De_Domaine</text:span>\Produits\Nom_Projet_Template»<text:span text:style-name="T33">)</text:span></text:p>
          <text:p text:style-name="P31"/>
        </text:list-item>
        <text:list-item>
          <text:p text:style-name="P32">suive le grand II. <text:span text:style-name="T67">Étapes 5</text:span></text:p>
        </text:list-item>
      </text:list>
      <text:p text:style-name="P33"/>
      <text:h text:style-name="Heading_20_1" text:outline-level="1">Modifier les images du Merchandising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Modifier le texte affiché sur les image du Merchandising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outline-level-style>
      <text:outline-level-style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5:36:27.416108700</meta:creation-date>
    <meta:generator>LibreOffice/25.2.4.3$Windows_X86_64 LibreOffice_project/33e196637044ead23f5c3226cde09b47731f7e27</meta:generator>
    <dc:date>2025-06-26T09:44:33.813752900</dc:date>
    <meta:editing-duration>PT2H37M38S</meta:editing-duration>
    <meta:editing-cycles>19</meta:editing-cycles>
    <meta:document-statistic meta:table-count="0" meta:image-count="0" meta:object-count="0" meta:page-count="4" meta:paragraph-count="49" meta:word-count="790" meta:character-count="5096" meta:non-whitespace-character-count="4308"/>
  </office:meta>
</office:document-meta>
</file>